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991cm"/>
    </style:style>
    <style:style style:name="co2" style:family="table-column">
      <style:table-column-properties fo:break-before="auto" style:column-width="1.575cm"/>
    </style:style>
    <style:style style:name="co3" style:family="table-column">
      <style:table-column-properties fo:break-before="auto" style:column-width="2.00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6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16173"/>
    </style:style>
    <style:style style:name="ce2" style:family="table-cell" style:parent-style-name="Default">
      <style:table-cell-properties fo:background-color="#780373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e16173"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fo:background-color="#780373"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44pt" style:font-size-asian="44pt" style:font-size-complex="44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none"/>
    </style:style>
    <style:style style:name="ce6" style:family="table-cell" style:parent-style-name="Defaul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number-columns-repeated="3" table:default-cell-style-name="Default"/>
        <table:table-column table:style-name="co3" table:number-columns-repeated="3" table:default-cell-style-name="ce4"/>
        <table:table-column table:style-name="co1" table:default-cell-style-name="ce1"/>
        <table:table-row table:style-name="ro1">
          <table:table-cell/>
          <table:table-cell table:style-name="ce1" table:number-columns-repeated="4"/>
          <table:table-cell table:style-name="ce12" table:number-columns-repeated="4"/>
        </table:table-row>
        <table:table-row table:style-name="ro2">
          <table:table-cell/>
          <table:table-cell table:style-name="ce2" office:value-type="string" calcext:value-type="string">
            <text:p>MPI</text:p>
          </table:table-cell>
          <table:table-cell table:style-name="ce2" table:number-columns-repeated="3"/>
          <table:table-cell table:style-name="ce13" table:number-columns-repeated="3"/>
          <table:table-cell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8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comms</text:p>
          </table:table-cell>
          <table:table-cell table:style-name="ce4" office:value-type="string" calcext:value-type="string">
            <text:p>total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style-name="ce4" office:value-type="float" office:value="0.09831" calcext:value-type="float">
            <text:p>0,09831</text:p>
          </table:table-cell>
          <table:table-cell table:style-name="ce4" office:value-type="float" office:value="0.02363" calcext:value-type="float">
            <text:p>0,02363</text:p>
          </table:table-cell>
          <table:table-cell table:style-name="ce4" office:value-type="float" office:value="0.10427" calcext:value-type="float">
            <text:p>0,10427</text:p>
          </table:table-cell>
          <table:table-cell office:value-type="float" office:value="0.06829" calcext:value-type="float">
            <text:p>0,06829</text:p>
          </table:table-cell>
          <table:table-cell office:value-type="float" office:value="0.11252" calcext:value-type="float">
            <text:p>0,11252</text:p>
          </table:table-cell>
          <table:table-cell office:value-type="float" office:value="0.1047" calcext:value-type="float">
            <text:p>0,104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table-cell table:style-name="ce4" office:value-type="float" office:value="0.71865" calcext:value-type="float">
            <text:p>0,71865</text:p>
          </table:table-cell>
          <table:table-cell table:style-name="ce4" office:value-type="float" office:value="0.07198" calcext:value-type="float">
            <text:p>0,07198</text:p>
          </table:table-cell>
          <table:table-cell table:style-name="ce4" office:value-type="float" office:value="0.60211" calcext:value-type="float">
            <text:p>0,60211</text:p>
          </table:table-cell>
          <table:table-cell office:value-type="float" office:value="0.27218" calcext:value-type="float">
            <text:p>0,27218</text:p>
          </table:table-cell>
          <table:table-cell office:value-type="float" office:value="0.48809" calcext:value-type="float">
            <text:p>0,48809</text:p>
          </table:table-cell>
          <table:table-cell office:value-type="float" office:value="0.33587" calcext:value-type="float">
            <text:p>0,33587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table-cell table:style-name="ce4" office:value-type="float" office:value="5.33576" calcext:value-type="float">
            <text:p>5,33576</text:p>
          </table:table-cell>
          <table:table-cell table:style-name="ce4" office:value-type="float" office:value="0.27317" calcext:value-type="float">
            <text:p>0,27317</text:p>
          </table:table-cell>
          <table:table-cell table:style-name="ce5" office:value-type="float" office:value="3.58952" calcext:value-type="float">
            <text:p>3,58952</text:p>
          </table:table-cell>
          <table:table-cell office:value-type="float" office:value="1.02409" calcext:value-type="float">
            <text:p>1,02409</text:p>
          </table:table-cell>
          <table:table-cell office:value-type="float" office:value="2.65346" calcext:value-type="float">
            <text:p>2,65346</text:p>
          </table:table-cell>
          <table:table-cell office:value-type="float" office:value="1.31489" calcext:value-type="float">
            <text:p>1,3148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table-cell table:style-name="ce4" office:value-type="float" office:value="40.74573" calcext:value-type="float">
            <text:p>40,74573</text:p>
          </table:table-cell>
          <table:table-cell table:style-name="ce4" office:value-type="float" office:value="1.13347" calcext:value-type="float">
            <text:p>1,13347</text:p>
          </table:table-cell>
          <table:table-cell table:style-name="ce4" office:value-type="float" office:value="24.02322" calcext:value-type="float">
            <text:p>24,02322</text:p>
          </table:table-cell>
          <table:table-cell office:value-type="float" office:value="4.01555" calcext:value-type="float">
            <text:p>4,01555</text:p>
          </table:table-cell>
          <table:table-cell office:value-type="float" office:value="15.24466" calcext:value-type="float">
            <text:p>15,24466</text:p>
          </table:table-cell>
          <table:table-cell office:value-type="float" office:value="4.99844" calcext:value-type="float">
            <text:p>4,99844</text:p>
          </table:table-cell>
          <table:table-cell table:style-name="ce12"/>
        </table:table-row>
        <table:table-row table:style-name="ro2">
          <table:table-cell/>
          <table:table-cell table:style-name="ce1"/>
          <table:table-cell table:style-name="ce12" table:number-columns-repeated="6"/>
          <table:table-cell/>
        </table:table-row>
        <table:table-row table:style-name="ro2">
          <table:table-cell/>
          <table:table-cell table:style-name="ce2" office:value-type="string" calcext:value-type="string">
            <text:p>MPI + OPENMP</text:p>
          </table:table-cell>
          <table:table-cell table:style-name="ce13" table:number-columns-repeated="6"/>
          <table:table-cell/>
        </table:table-row>
        <table:table-row table:style-name="ro2">
          <table:table-cell/>
          <table:table-cell office:value-type="string" calcext:value-type="string">
            <text:p>P</text:p>
          </table:table-cell>
          <table:table-cell table:style-name="ce8" office:value-type="float" office:value="8" calcext:value-type="float" table:number-columns-spanned="2" table:number-rows-spanned="1">
            <text:p>8</text:p>
          </table:table-cell>
          <table:covered-table-cell table:style-name="ce8"/>
          <table:table-cell table:style-name="ce8" office:value-type="float" office:value="16" calcext:value-type="float" table:number-columns-spanned="2" table:number-rows-spanned="1">
            <text:p>16</text:p>
          </table:table-cell>
          <table:covered-table-cell table:style-name="ce8"/>
          <table:table-cell table:style-name="ce8" office:value-type="float" office:value="32" calcext:value-type="float" table:number-columns-spanned="2" table:number-rows-spanned="1">
            <text:p>32</text:p>
          </table:table-cell>
          <table:covered-table-cell table:style-name="ce8"/>
          <table: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total</text:p>
          </table:table-cell>
          <table:table-cell table:style-name="ce4" office:value-type="string" calcext:value-type="string">
            <text:p>comms</text:p>
          </table:table-cell>
          <table:table-cell table:style-name="ce4" office:value-type="string" calcext:value-type="string">
            <text:p>total</text:p>
          </table:table-cell>
          <table:table-cell office:value-type="string" calcext:value-type="string">
            <text:p>comm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comm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512</text:p>
          </table:table-cell>
          <table:table-cell table:style-name="ce14" office:value-type="string" calcext:value-type="string" table:number-columns-spanned="2" table:number-rows-spanned="4">
            <text:p>/</text:p>
          </table:table-cell>
          <table:covered-table-cell table:style-name="ce8"/>
          <table:table-cell table:style-name="ce4" office:value-type="float" office:value="0.09736" calcext:value-type="float">
            <text:p>0,09736</text:p>
          </table:table-cell>
          <table:table-cell office:value-type="float" office:value="0.06233" calcext:value-type="float">
            <text:p>0,06233</text:p>
          </table:table-cell>
          <table:table-cell office:value-type="float" office:value="0.10498" calcext:value-type="float">
            <text:p>0,10498</text:p>
          </table:table-cell>
          <table:table-cell office:value-type="float" office:value="0.09259" calcext:value-type="float">
            <text:p>0,0925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1024</text:p>
          </table:table-cell>
          <table:covered-table-cell table:number-columns-repeated="2" table:style-name="ce8"/>
          <table:table-cell table:style-name="ce4" office:value-type="float" office:value="0.53523" calcext:value-type="float">
            <text:p>0,53523</text:p>
          </table:table-cell>
          <table:table-cell office:value-type="float" office:value="0.23753" calcext:value-type="float">
            <text:p>0,23753</text:p>
          </table:table-cell>
          <table:table-cell office:value-type="float" office:value="0.45872" calcext:value-type="float">
            <text:p>0,45872</text:p>
          </table:table-cell>
          <table:table-cell office:value-type="float" office:value="0.30925" calcext:value-type="float">
            <text:p>0,30925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2048</text:p>
          </table:table-cell>
          <table:covered-table-cell table:number-columns-repeated="2" table:style-name="ce8"/>
          <table:table-cell table:style-name="ce4" office:value-type="float" office:value="3.29976" calcext:value-type="float">
            <text:p>3,29976</text:p>
          </table:table-cell>
          <table:table-cell office:value-type="float" office:value="0.94608" calcext:value-type="float">
            <text:p>0,94608</text:p>
          </table:table-cell>
          <table:table-cell office:value-type="float" office:value="2.38238" calcext:value-type="float">
            <text:p>2,38238</text:p>
          </table:table-cell>
          <table:table-cell office:value-type="float" office:value="1.19739" calcext:value-type="float">
            <text:p>1,19739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N=4096</text:p>
          </table:table-cell>
          <table:covered-table-cell table:number-columns-repeated="2" table:style-name="ce8"/>
          <table:table-cell table:style-name="ce4" office:value-type="float" office:value="22.42354" calcext:value-type="float">
            <text:p>22,42354</text:p>
          </table:table-cell>
          <table:table-cell office:value-type="float" office:value="3.78256" calcext:value-type="float">
            <text:p>3,78256</text:p>
          </table:table-cell>
          <table:table-cell office:value-type="float" office:value="14.05184" calcext:value-type="float">
            <text:p>14,05184</text:p>
          </table:table-cell>
          <table:table-cell office:value-type="float" office:value="4.71394" calcext:value-type="float">
            <text:p>4,71394</text:p>
          </table:table-cell>
          <table:table-cell/>
        </table:table-row>
        <table:table-row table:style-name="ro3">
          <table:table-cell/>
          <table:table-cell table:style-name="ce1" table:number-columns-repeated="4"/>
          <table:table-cell table:style-name="ce12" table:number-columns-repeated="3"/>
          <table:table-cell/>
        </table:table-row>
        <table:table-row table:style-name="ro2" table:number-rows-repeated="9">
          <table:table-cell table:style-name="Default"/>
          <table:table-cell table:number-columns-repeated="4"/>
          <table:table-cell table:style-name="Default" table:number-columns-repeated="4"/>
        </table:table-row>
        <table:table-row table:style-name="ro2">
          <table:table-cell table:style-name="Default"/>
          <table:table-cell table:number-columns-repeated="4"/>
          <table:table-cell table:style-name="Default"/>
          <table:table-cell table:style-name="ce6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2T16:28:46.183629298</meta:creation-date>
    <dc:date>2023-06-30T14:17:14.296000000</dc:date>
    <meta:editing-duration>PT1H21M8S</meta:editing-duration>
    <meta:editing-cycles>7</meta:editing-cycles>
    <meta:generator>LibreOffice/7.5.1.2$Windows_X86_64 LibreOffice_project/fcbaee479e84c6cd81291587d2ee68cba099e129</meta:generator>
    <meta:document-statistic meta:table-count="1" meta:cell-count="71" meta:object-count="0"/>
  </office:meta>
</office:document-meta>
</file>